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oker Play Journal</text:p>
      <text:p text:style-name="P1"/>
      <text:p text:style-name="P1"/>
      <text:p text:style-name="P1"/>
      <text:p text:style-name="P1"/>
      <text:p text:style-name="P1"/>
      <text:p text:style-name="P2">01 12 2016</text:p>
      <text:p text:style-name="P1">16:10 – PreFlop play has now been worked out and PSEUDO coded up.</text:p>
      <text:p text:style-name="P1">NEXT: Flop play...</text:p>
      <text:p text:style-name="P1"/>
      <text:p text:style-name="P1"/>
      <text:p text:style-name="P2">03 12 2016</text:p>
      <text:p text:style-name="P1">08:15 – I will stop using the tables from the Getting Started in Hold 'Em book, as the result is not very good. </text:p>
      <text:p text:style-name="P1">NEXT: Learn the Tight and Loose tables from the Small Stakes Hold 'Em book!</text:p>
      <text:p text:style-name="P1"/>
      <text:p text:style-name="P1">15:34 – Tight Play tables now learnt :-)</text:p>
      <text:p text:style-name="P1">NEXT: Practise using these tables...</text:p>
      <text:p text:style-name="P1"/>
      <text:p text:style-name="P1">Ah ha, I had things confused!!!</text:p>
      <text:p text:style-name="P1"/>
      <text:p text:style-name="P1">Pot Equity = 4, 2 rule </text:p>
      <text:p text:style-name="P1">Pot Odds = Bet / (Pot + Bet) x 100</text:p>
      <text:p text:style-name="P1"/>
      <text:p text:style-name="P1">You then compare the 2</text:p>
      <text:p text:style-name="P1"/>
      <text:p text:style-name="P1">IF Pot Equity &gt; Pot Odd</text:p>
      <text:p text:style-name="P1"><text:tab/>Call</text:p>
      <text:p text:style-name="P1">Else</text:p>
      <text:p text:style-name="P1"><text:tab/>Fold</text:p>
      <text:p text:style-name="P1"/>
      <text:p text:style-name="P1">Adjust to Raise, based on the Pot Equity</text:p>
      <text:p text:style-name="P1">e.g. if Pot Equity is considerably larger than the average chance for each player to win, then Raise (possibly)</text:p>
      <text:p text:style-name="P1"/>
      <text:p text:style-name="P1"/>
      <text:p text:style-name="P2">04 12 2016</text:p>
      <text:p text:style-name="P1">17:20 – Working very well so far. </text:p>
      <text:p text:style-name="P1">NEXT: Learn the Loose Games tables</text:p>
      <text:p text:style-name="P1"/>
      <text:p text:style-name="P1"/>
      <text:p text:style-name="P1"/>
      <text:p text:style-name="P1"><text:soft-page-break/></text:p>
      <text:p text:style-name="P2">05 12 2016</text:p>
      <text:p text:style-name="P1">07:26 – Now to learn the Loose Games tables...</text:p>
      <text:p text:style-name="P1"/>
      <text:p text:style-name="P1"/>
      <text:p text:style-name="P2">06 12 2016</text:p>
      <text:p text:style-name="P1">03:52 – All tables learned.</text:p>
      <text:p text:style-name="P1">Go through all of them, Tight and Loose Games Tables, a number of times, before making use of them at the tables.</text:p>
      <text:p text:style-name="P1"/>
      <text:p text:style-name="P1">16:46 – Tight and Loose Games Tables now learnt.</text:p>
      <text:p text:style-name="P1">NEXT: Put them into practise...</text:p>
      <text:p text:style-name="P1"/>
      <text:p text:style-name="P1"/>
      <text:p text:style-name="P2">07 12 2016</text:p>
      <text:p text:style-name="P1">09:29 – Now for the final revision of the tables...</text:p>
      <text:p text:style-name="P1"/>
      <text:p text:style-name="P1">16:20 - Now to put it into practise!</text:p>
      <text:p text:style-name="P1"/>
      <text:p text:style-name="P1">18:11 - $50 up for today :-)</text:p>
      <text:p text:style-name="P1">I'll continue with this tomorrow.</text:p>
      <text:p text:style-name="P1"><text:s/></text:p>
      <text:p text:style-name="P1"/>
      <text:p text:style-name="P2">08 12 2016</text:p>
      <text:p text:style-name="P1">14:33 – 'Ere we go again. More putting the knowledge into practise...</text:p>
      <text:p text:style-name="P1">NOTE: revision of tables went very well. Still 2 week areas: Loose Play, Raised Pot, Early and Mid Positions – and Reraised po, Early, Mid and Late Positions.</text:p>
      <text:p text:style-name="P1"/>
      <text:p text:style-name="P1">$59 up :-)</text:p>
      <text:p text:style-name="P1"/>
      <text:p text:style-name="P1"/>
      <text:p text:style-name="P2">09 12 2016</text:p>
      <text:p text:style-name="P1">08:38 – Revision, then back at the tables again :-)</text:p>
      <text:p text:style-name="P1"/>
      <text:p text:style-name="P1"><text:s/>-$59 <text:s/>eek :-(</text:p>
      <text:p text:style-name="P1"/>
      <text:p text:style-name="P1">Found that Late and Small Blind positions needed more cards added to them, for both Tight and Loose Play!</text:p>
      <text:p text:style-name="P1"/>
      <text:p text:style-name="P1">+$21, in the afternoon</text:p>
      <text:p text:style-name="P1"/>
      <text:p text:style-name="P1"/>
      <text:p text:style-name="P1"/>
      <text:p text:style-name="P1"><text:soft-page-break/></text:p>
      <text:p text:style-name="P2">10 12 2016</text:p>
      <text:p text:style-name="P1"/>
      <text:p text:style-name="P1">+$37</text:p>
      <text:p text:style-name="P1"/>
      <text:p text:style-name="P1"/>
      <text:p text:style-name="P2">12 12 2016</text:p>
      <text:p text:style-name="P1"/>
      <text:p text:style-name="P1">+$54</text:p>
      <text:p text:style-name="P1"/>
      <text:p text:style-name="P1"/>
      <text:p text:style-name="P1">14 12 2016</text:p>
      <text:p text:style-name="P1"/>
      <text:p text:style-name="P1">+$34</text:p>
      <text:p text:style-name="P1"/>
      <text:p text:style-name="P1"/>
      <text:p text:style-name="P1">15 12 2016</text:p>
      <text:p text:style-name="P1"/>
      <text:p text:style-name="P1">+$41</text:p>
      <text:p text:style-name="P1"/>
      <text:p text:style-name="P1"/>
      <text:p text:style-name="P1">16 12 2016</text:p>
      <text:p text:style-name="P1"/>
      <text:p text:style-name="P1">+$44</text:p>
      <text:p text:style-name="P1"/>
      <text:p text:style-name="P1"/>
      <text:p text:style-name="P1">18 12 2016</text:p>
      <text:p text:style-name="P1"/>
      <text:p text:style-name="P1">+$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7H33M30S</meta:editing-duration>
    <meta:editing-cycles>28</meta:editing-cycles>
    <meta:generator>OpenOffice/4.1.1$Win32 OpenOffice.org_project/411m6$Build-9775</meta:generator>
    <dc:date>2016-12-18T19:03:57</dc:date>
    <dc:creator>Charles Edwards</dc:creator>
    <meta:document-statistic meta:table-count="0" meta:image-count="0" meta:object-count="0" meta:page-count="4" meta:paragraph-count="56" meta:word-count="352" meta:character-count="1737"/>
    <meta:user-defined meta:name="Info 1"/>
    <meta:user-defined meta:name="Info 2"/>
    <meta:user-defined meta:name="Info 3"/>
    <meta:user-defined meta:name="Info 4"/>
  </office:meta>
</office:document-meta>
</file>